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665in" loext:contextual-spacing="false" fo:line-height="114%" fo:padding="0in" fo:border="none"/>
      <style:text-properties fo:color="#1b1c1d" style:font-name="Google Sans" style:font-name-asian="Google Sans1" style:font-name-complex="Google Sans1"/>
    </style:style>
    <style:style style:name="P2" style:family="paragraph" style:parent-style-name="Standard">
      <style:paragraph-properties fo:margin-top="0in" fo:margin-bottom="0.1665in" loext:contextual-spacing="false" fo:line-height="114%" fo:padding="0in" fo:border="none"/>
      <style:text-properties fo:color="#1b1c1d" style:font-name="Google Sans Text" style:font-name-asian="Google Sans Text1" style:font-name-complex="Google Sans Text1"/>
    </style:style>
    <style:style style:name="P3" style:family="paragraph" style:parent-style-name="Standard">
      <style:paragraph-properties fo:margin-top="0in" fo:margin-bottom="0.1665in" loext:contextual-spacing="false" fo:line-height="114%" fo:padding="0in" fo:border="none"/>
    </style:style>
    <style:style style:name="P4" style:family="paragraph" style:parent-style-name="Standard" style:master-page-name="Standard">
      <style:paragraph-properties fo:margin-top="0in" fo:margin-bottom="0.1665in" loext:contextual-spacing="false" fo:line-height="114%" style:page-number="1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5" style:family="paragraph" style:parent-style-name="Standard">
      <style:paragraph-properties fo:margin-top="0.0835in" fo:margin-bottom="0.1665in" loext:contextual-spacing="false" fo:line-height="114%" fo:padding="0in" fo:border="none"/>
    </style:style>
    <style:style style:name="P6" style:family="paragraph" style:parent-style-name="Standard">
      <style:paragraph-properties fo:margin-top="0in" fo:margin-bottom="0.0835in" loext:contextual-spacing="false" fo:line-height="114%" fo:padding="0in" fo:border="none"/>
    </style:style>
    <style:style style:name="P7" style:family="paragraph" style:parent-style-name="Standard">
      <style:paragraph-properties fo:margin-top="0in" fo:margin-bottom="0.0835in" loext:contextual-spacing="false" fo:line-height="114%" fo:padding="0in" fo:border="none"/>
      <style:text-properties fo:color="#1b1c1d" style:font-name="Google Sans" style:font-name-asian="Google Sans1" style:font-name-complex="Google Sans1"/>
    </style:style>
    <style:style style:name="P8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0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2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3" style:family="paragraph" style:parent-style-name="Standard" style:list-style-name="WWNum4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4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5" style:family="paragraph" style:parent-style-name="Standard" style:list-style-name="WWNum6">
      <style:paragraph-properties fo:margin-left="0.3228in" fo:margin-right="0in" fo:margin-top="0in" fo:margin-bottom="0in" loext:contextual-spacing="false" fo:line-height="114%" fo:text-indent="-0.25in" style:auto-text-indent="false" fo:padding="0in" fo:border="none"/>
    </style:style>
    <style:style style:name="P16" style:family="paragraph" style:parent-style-name="Standard" style:list-style-name="WWNum1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7" style:family="paragraph" style:parent-style-name="Standard" style:list-style-name="WWNum2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8" style:family="paragraph" style:parent-style-name="Standard" style:list-style-name="WWNum4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19" style:family="paragraph" style:parent-style-name="Standard" style:list-style-name="WWNum6">
      <style:paragraph-properties fo:margin-left="0.3228in" fo:margin-right="0in" fo:margin-top="0in" fo:margin-bottom="0.0835in" loext:contextual-spacing="false" fo:line-height="114%" fo:text-indent="-0.25in" style:auto-text-indent="false" fo:padding="0in" fo:border="none"/>
    </style:style>
    <style:style style:name="P20" style:family="paragraph" style:parent-style-name="Standard">
      <style:paragraph-properties fo:margin-top="0.1665in" fo:margin-bottom="0.1665in" loext:contextual-spacing="false" fo:line-height="114%" fo:padding="0in" fo:border="none"/>
      <style:text-properties fo:color="#1b1c1d" style:font-name="Google Sans Text" fo:font-weight="bold" style:font-name-asian="Google Sans Text1" style:font-weight-asian="bold" style:font-name-complex="Google Sans Text1"/>
    </style:style>
    <style:style style:name="P21" style:family="paragraph" style:parent-style-name="Standard">
      <style:paragraph-properties fo:margin-top="0.1665in" fo:margin-bottom="0.1665in" loext:contextual-spacing="false" fo:line-height="114%" fo:padding="0in" fo:border="none"/>
      <style:text-properties fo:color="#1b1c1d" style:font-name="Google Sans Text" style:font-name-asian="Google Sans Text1" style:font-name-complex="Google Sans Text1"/>
    </style:style>
    <style:style style:name="P22" style:family="paragraph" style:parent-style-name="Standard">
      <style:paragraph-properties fo:margin-top="0.1665in" fo:margin-bottom="0.1665in" loext:contextual-spacing="false" fo:line-height="114%" fo:padding="0in" fo:border="none"/>
    </style:style>
    <style:style style:name="P23" style:family="paragraph" style:parent-style-name="Standard" style:list-style-name="WWNum3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4" style:family="paragraph" style:parent-style-name="Standard" style:list-style-name="WWNum3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5" style:family="paragraph" style:parent-style-name="Standard" style:list-style-name="WWNum5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6" style:family="paragraph" style:parent-style-name="Standard" style:list-style-name="WWNum5">
      <style:paragraph-properties fo:margin-left="0.3335in" fo:margin-right="0in" fo:margin-top="0in" fo:margin-bottom="0in" loext:contextual-spacing="false" fo:line-height="114%" fo:text-indent="-0.25in" style:auto-text-indent="false" fo:padding="0in" fo:border="none"/>
    </style:style>
    <style:style style:name="P27" style:family="paragraph" style:parent-style-name="Standard" style:list-style-name="WWNum3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28" style:family="paragraph" style:parent-style-name="Standard" style:list-style-name="WWNum5">
      <style:paragraph-properties fo:margin-left="0.3335in" fo:margin-right="0in" fo:margin-top="0in" fo:margin-bottom="0.0835in" loext:contextual-spacing="false" fo:line-height="114%" fo:text-indent="-0.25in" style:auto-text-indent="false" fo:padding="0in" fo:border="none"/>
    </style:style>
    <style:style style:name="P29" style:family="paragraph" style:parent-style-name="Heading_20_3">
      <style:paragraph-properties fo:margin-top="0in" fo:margin-bottom="0.0835in" loext:contextual-spacing="false" fo:line-height="114%" fo:padding="0in" fo:border="none"/>
    </style:style>
    <style:style style:name="P30" style:family="paragraph" style:parent-style-name="Heading_20_4">
      <style:paragraph-properties fo:margin-top="0in" fo:margin-bottom="0.0835in" loext:contextual-spacing="false" fo:line-height="114%" fo:padding="0in" fo:border="none"/>
    </style:style>
    <style:style style:name="P31" style:family="paragraph">
      <loext:graphic-properties draw:fill="solid" draw:fill-color="#a0a0a0"/>
      <style:paragraph-properties fo:text-align="center"/>
    </style:style>
    <style:style style:name="T1" style:family="text">
      <style:text-properties fo:color="#1b1c1d" style:font-name="Google Sans" style:font-name-asian="Google Sans1" style:font-name-complex="Google Sans1"/>
    </style:style>
    <style:style style:name="T2" style:family="text">
      <style:text-properties fo:color="#1b1c1d" style:font-name="Google Sans Text" style:font-name-asian="Google Sans Text1" style:font-name-complex="Google Sans Text1"/>
    </style:style>
    <style:style style:name="T3" style:family="text">
      <style:text-properties fo:color="#1b1c1d" style:font-name="Google Sans Text" fo:font-weight="bold" style:font-name-asian="Google Sans Text1" style:font-weight-asian="bold" style:font-name-complex="Google Sans Text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29"><text:span text:style-name="T1">📋 Interview Prep: Meta Tech Screen</text:span></text:p>
      <text:p text:style-name="P1"/>
      <text:p text:style-name="P3"><text:span text:style-name="T2">Here's a breakdown of what to expect and how to prepare for your Meta tech screen, focusing on the SQL and Python sections. The interview will likely test your </text:span><text:span text:style-name="T3">problem-solving skills, not just your knowledge of syntax.</text:span><text:span text:style-name="T2"> Practice is key, so focus on applying concepts to solve problems.</text:span></text:p>
      <text:p text:style-name="P5"><draw:rect text:anchor-type="as-char" style:rel-width="100%" draw:z-index="0" draw:style-name="gr1" draw:text-style-name="P31" svg:width="0.0012in" svg:height="0.0213in"><text:p/></draw:rect></text:p>
      <text:p text:style-name="P29"><text:span text:style-name="T1">💻 SQL (PostgreSQL) Refresher</text:span></text:p>
      <text:p text:style-name="P1"/>
      <text:p text:style-name="P6"><text:span text:style-name="T2">For the SQL portion, you'll be given a problem that requires you to write a query to extract specific data from a given database schema. The interviewer will be looking for your ability to:</text:span></text:p>
      <text:list xml:id="list360642266" text:style-name="WWNum1">
        <text:list-item>
          <text:p text:style-name="P8"><text:span text:style-name="T3">Write correct and efficient queries.</text:span></text:p>
        </text:list-item>
        <text:list-item>
          <text:p text:style-name="P8"><text:span text:style-name="T3">Handle different data types and table relationships.</text:span></text:p>
        </text:list-item>
        <text:list-item>
          <text:p text:style-name="P16"><text:span text:style-name="T3">Explain your thought process and query logic.</text:span></text:p>
        </text:list-item>
      </text:list>
      <text:p text:style-name="P20"/>
      <text:p text:style-name="P30"><text:span text:style-name="T1">Key Concepts to Review:</text:span></text:p>
      <text:p text:style-name="P7"/>
      <text:list xml:id="list197418665" text:style-name="WWNum2">
        <text:list-item>
          <text:p text:style-name="P10"><text:span text:style-name="T3">SELECT, FROM, WHERE:</text:span><text:span text:style-name="T2"> The basics of querying. Be comfortable filtering data with WHERE clauses, including AND, OR, IN, BETWEEN, and LIKE.</text:span></text:p>
        </text:list-item>
        <text:list-item>
          <text:p text:style-name="P10"><text:span text:style-name="T3">GROUP BY and Aggregate Functions:</text:span><text:span text:style-name="T2"> Use GROUP BY to group rows with the same values and apply aggregate functions like COUNT(), SUM(), AVG(), MIN(), and MAX().</text:span></text:p>
        </text:list-item>
        <text:list-item>
          <text:p text:style-name="P10"><text:span text:style-name="T3">JOINs:</text:span><text:span text:style-name="T2"> Understand the difference between INNER JOIN, LEFT JOIN, RIGHT JOIN, and FULL OUTER JOIN. A common question involves joining multiple tables to retrieve information.</text:span></text:p>
        </text:list-item>
        <text:list-item>
          <text:p text:style-name="P10"><text:span text:style-name="T3">Window Functions:</text:span><text:span text:style-name="T2"> These are crucial for more complex problems. Be familiar with RANK(), DENSE_RANK(), ROW_NUMBER(), NTILE(), and LAG()/LEAD(). They allow you to perform calculations across a set of table rows that are somehow related to the current row.</text:span></text:p>
        </text:list-item>
        <text:list-item>
          <text:p text:style-name="P10"><text:span text:style-name="T3">Subqueries and Common Table Expressions (CTEs):</text:span><text:span text:style-name="T2"> Use subqueries for nested queries and CTEs (using WITH) for complex queries to improve readability and reusability.</text:span></text:p>
        </text:list-item>
        <text:list-item>
          <text:p text:style-name="P17"><text:span text:style-name="T3">HAVING vs. WHERE:</text:span><text:span text:style-name="T2"> Remember that WHERE filters rows </text:span><text:span text:style-name="T3">before</text:span><text:span text:style-name="T2"> they are grouped, while HAVING filters rows </text:span><text:span text:style-name="T3">after</text:span><text:span text:style-name="T2"> they have been grouped by GROUP BY.</text:span></text:p>
        </text:list-item>
      </text:list>
      <text:p text:style-name="P21"/>
      <text:p text:style-name="P30"><text:span text:style-name="T1">Practice Questions:</text:span></text:p>
      <text:p text:style-name="P7"/>
      <text:list xml:id="list66320724" text:style-name="WWNum3">
        <text:list-item>
          <text:p text:style-name="P23"><text:span text:style-name="T3">Find the second-highest salary:</text:span><text:span text:style-name="T2"> This is a classic question. You could use a subquery with LIMIT and OFFSET or, more efficiently, a window function like DENSE_RANK().</text:span></text:p>
        </text:list-item>
        <text:list-item>
          <text:p text:style-name="P23"><text:span text:style-name="T3">Calculate the monthly average number of active users:</text:span><text:span text:style-name="T2"> This requires grouping by month and counting distinct users, which might involve subqueries or CTEs.</text:span></text:p>
        </text:list-item>
        <text:list-item>
          <text:p text:style-name="P27"><text:soft-page-break/><text:span text:style-name="T3">Find the top 3 products by sales in each category:</text:span><text:span text:style-name="T2"> This is a perfect use case for RANK() or DENSE_RANK().</text:span></text:p>
        </text:list-item>
      </text:list>
      <text:p text:style-name="P5"><draw:rect text:anchor-type="as-char" style:rel-width="100%" draw:z-index="1" draw:style-name="gr1" draw:text-style-name="P31" svg:width="0.0012in" svg:height="0.0213in"><text:p/></draw:rect></text:p>
      <text:p text:style-name="P29"><text:span text:style-name="T1">🐍 Python Refresher</text:span></text:p>
      <text:p text:style-name="P1"/>
      <text:p text:style-name="P6"><text:span text:style-name="T2">The Python section will focus on data structures, algorithms, and logical thinking. You should be comfortable with:</text:span></text:p>
      <text:list xml:id="list3735729532" text:style-name="WWNum4">
        <text:list-item>
          <text:p text:style-name="P12"><text:span text:style-name="T3">Core data structures:</text:span><text:span text:style-name="T2"> Lists, dictionaries, sets, and tuples. Know when and why to use each one.</text:span></text:p>
        </text:list-item>
        <text:list-item>
          <text:p text:style-name="P12"><text:span text:style-name="T3">String manipulation:</text:span><text:span text:style-name="T2"> Slicing, methods like split(), join(), replace().</text:span></text:p>
        </text:list-item>
        <text:list-item>
          <text:p text:style-name="P12"><text:span text:style-name="T3">Control flow:</text:span><text:span text:style-name="T2"> for loops, while loops, if/else statements.</text:span></text:p>
        </text:list-item>
        <text:list-item>
          <text:p text:style-name="P12"><text:span text:style-name="T3">Functions:</text:span><text:span text:style-name="T2"> Defining functions and passing arguments.</text:span></text:p>
        </text:list-item>
        <text:list-item>
          <text:p text:style-name="P18"><text:span text:style-name="T3">Object-Oriented Programming (OOP) basics:</text:span><text:span text:style-name="T2"> Understanding classes and objects.</text:span></text:p>
        </text:list-item>
      </text:list>
      <text:p text:style-name="P21"/>
      <text:p text:style-name="P30"><text:span text:style-name="T1">Practice Questions:</text:span></text:p>
      <text:p text:style-name="P7"/>
      <text:list xml:id="list3908077222" text:style-name="WWNum5">
        <text:list-item>
          <text:p text:style-name="P25"><text:span text:style-name="T3">Two Sum:</text:span><text:span text:style-name="T2"> Given an array of integers, return the indices of the two numbers that add up to a specific target. This tests your understanding of hash maps (dictionaries in Python) for efficient lookups.</text:span></text:p>
        </text:list-item>
        <text:list-item>
          <text:p text:style-name="P25"><text:span text:style-name="T3">Valid Parentheses:</text:span><text:span text:style-name="T2"> Determine if a string of parentheses is valid. This often involves using a stack (a list in Python) to keep track of opening brackets.</text:span></text:p>
        </text:list-item>
        <text:list-item>
          <text:p text:style-name="P28"><text:span text:style-name="T3">Reverse a String:</text:span><text:span text:style-name="T2"> Reverse a string without using built-in functions. This tests your knowledge of loops and string manipulation.</text:span></text:p>
        </text:list-item>
      </text:list>
      <text:p text:style-name="P5"><draw:rect text:anchor-type="as-char" style:rel-width="100%" draw:z-index="2" draw:style-name="gr1" draw:text-style-name="P31" svg:width="0.0012in" svg:height="0.0213in"><text:p/></draw:rect></text:p>
      <text:p text:style-name="P29"><text:span text:style-name="T1">🧠 Big O Notation</text:span></text:p>
      <text:p text:style-name="P1"/>
      <text:p text:style-name="P3"><text:span text:style-name="T2">Big O notation describes the </text:span><text:span text:style-name="T3">efficiency of an algorithm</text:span><text:span text:style-name="T2"> in terms of its running time or space requirements as the input size grows. It focuses on the </text:span><text:span text:style-name="T3">worst-case scenario</text:span><text:span text:style-name="T2"> and ignores constant factors and lower-order terms.</text:span></text:p>
      <text:p text:style-name="P2"/>
      <text:p text:style-name="P30"><text:span text:style-name="T1">Common Time Complexities:</text:span></text:p>
      <text:p text:style-name="P7"/>
      <text:list xml:id="list256738805" text:style-name="WWNum6">
        <text:list-item>
          <text:p text:style-name="P14"><text:span text:style-name="T3">O(1) - Constant Time:</text:span><text:span text:style-name="T2"> The time to run the algorithm is constant, regardless of the input size. Example: Accessing an element in an array by its index.</text:span></text:p>
        </text:list-item>
        <text:list-item>
          <text:p text:style-name="P14"><text:span text:style-name="T3">O(logn) - Logarithmic Time:</text:span><text:span text:style-name="T2"> The running time grows logarithmically as the input size increases. This is very efficient. Example: Binary search.</text:span></text:p>
        </text:list-item>
        <text:list-item>
          <text:p text:style-name="P14"><text:span text:style-name="T3">O(n) - Linear Time:</text:span><text:span text:style-name="T2"> The running time grows linearly with the input size. Example: Iterating through a list to find an element.</text:span></text:p>
        </text:list-item>
        <text:list-item>
          <text:p text:style-name="P14"><text:soft-page-break/><text:span text:style-name="T3">O(n2) - Quadratic Time:</text:span><text:span text:style-name="T2"> The running time is proportional to the square of the input size. Example: Nested loops, like in a simple bubble sort.</text:span></text:p>
        </text:list-item>
        <text:list-item>
          <text:p text:style-name="P14"><text:span text:style-name="T3">O(2n) - Exponential Time:</text:span><text:span text:style-name="T2"> The running time doubles with each additional element. Very inefficient for even small inputs. Example: Finding all subsets of a set.</text:span></text:p>
        </text:list-item>
        <text:list-item>
          <text:p text:style-name="P19"><text:span text:style-name="T3">O(n!) - Factorial Time:</text:span><text:span text:style-name="T2"> Extremely inefficient. Example: Traveling salesman problem solved by brute force.</text:span></text:p>
        </text:list-item>
      </text:list>
      <text:p text:style-name="P22"><text:span text:style-name="T2">When analyzing your code, the interviewer will often ask you to state its time and space complexity. This demonstrates your understanding of algorithm efficienc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333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3228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42" meta:word-count="717" meta:character-count="4421" meta:non-whitespace-character-count="3769"/>
    <meta:generator>LibreOfficeDev/6.0.5.2$Linux_X86_64 LibreOffice_project/</meta:generator>
  </office:meta>
</office:document-meta>
</file>